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style:font-name="Segoe UI3" fo:font-size="32pt" style:font-size-asian="44pt" style:font-size-complex="44pt"/>
    </style:style>
    <style:style style:name="P6" style:family="paragraph">
      <style:text-properties fo:font-size="26pt" style:font-size-asian="36pt" style:font-size-complex="36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style:font-name="Segoe UI3" fo:font-size="32pt" style:font-size-asian="44pt" style:font-size-complex="44pt"/>
    </style:style>
    <style:style style:name="T16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17" style:family="text">
      <style:text-properties style:text-position="-33% 58%" style:font-name="Segoe UI3" fo:font-size="32pt" style:font-size-asian="44pt" style:font-size-complex="44pt"/>
    </style:style>
    <style:style style:name="T18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19" style:family="text">
      <style:text-properties style:text-position="-33% 58%"/>
    </style:style>
    <style:style style:name="T20" style:family="text">
      <style:text-properties fo:font-size="26pt" style:font-size-asian="36pt" style:font-size-complex="3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2pt" style:font-size-asian="28pt" style:font-size-complex="28pt"/>
    </style:style>
    <style:style style:name="T23" style:family="text">
      <style:text-properties fo:font-size="22pt" fo:font-style="italic" style:font-size-asian="28pt" style:font-style-asian="italic" style:font-size-complex="28pt" style:font-style-complex="italic"/>
    </style:style>
    <style:style style:name="T24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25" style:family="text">
      <style:text-properties fo:font-size="24pt" style:font-size-asian="32pt" style:font-size-complex="32pt"/>
    </style:style>
    <style:style style:name="T26" style:family="text">
      <style:text-properties fo:font-size="24pt" fo:font-style="italic" style:font-size-asian="32pt" style:font-style-asian="italic" style:font-size-complex="32pt" style:font-style-complex="italic"/>
    </style:style>
    <style:style style:name="T2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28" style:family="text">
      <style:text-properties style:text-position="33% 58%"/>
    </style:style>
    <style:style style:name="T29" style:family="text">
      <style:text-properties fo:font-size="32pt" style:font-size-asian="44pt" style:font-size-complex="44pt"/>
    </style:style>
    <style:style style:name="T30" style:family="text">
      <style:text-properties fo:font-size="24pt" fo:font-weight="bold" style:font-size-asian="32pt" style:font-weight-asian="bold" style:font-size-complex="32pt" style:font-weight-complex="bold"/>
    </style:style>
    <style:style style:name="T31" style:family="text">
      <style:text-properties fo:font-size="32pt" fo:font-style="italic" style:font-size-asian="44pt" style:font-style-asian="italic" style:font-size-complex="44pt" style:font-style-complex="italic"/>
    </style:style>
    <style:style style:name="T32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33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34" style:family="text">
      <style:text-properties style:text-position="-33% 58%" fo:font-size="32pt" style:font-size-asian="44pt" style:font-size-complex="44pt"/>
    </style:style>
    <style:style style:name="T35" style:family="text">
      <style:text-properties style:text-position="33% 58%" fo:font-style="italic" style:font-style-asian="italic" style:font-style-complex="italic"/>
    </style:style>
    <style:style style:name="T36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15">Wann nennt man Zustandsvektoren </text:span><text:span text:style-name="T15"><text:line-break/></text:span><text:span text:style-name="T15">|</text:span><text:span text:style-name="T16">φ</text:span><text:span text:style-name="T17">1</text:span><text:span text:style-name="T15">&gt;, |</text:span><text:span text:style-name="T16">φ</text:span><text:span text:style-name="T17">2</text:span><text:span text:style-name="T15">&gt;, . . . , |</text:span><text:span text:style-name="T16">φ</text:span><text:span text:style-name="T18">n</text:span><text:span text:style-name="T15">&gt; linear unabhäng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19">1</text:span> und <text:span text:style-name="T1">A</text:span><text:span text:style-name="T19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20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Vollständigkeitsrelation für den Einheitsoperator <text:span text:style-name="T21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22">Wie kann man den Erwartungswert des hermiteschen Operators </text:span><text:span text:style-name="T22"><text:line-break/></text:span><text:span text:style-name="T23">A</text:span><text:span text:style-name="T22"> &lt;</text:span><text:span text:style-name="T23">ψ</text:span><text:span text:style-name="T22">|</text:span><text:span text:style-name="T23">A</text:span><text:span text:style-name="T22">|</text:span><text:span text:style-name="T23">ψ</text:span><text:span text:style-name="T22">&gt; in einem Zustand |</text:span><text:span text:style-name="T23">ψ</text:span><text:span text:style-name="T22">&gt; durch seine Eigenwerte </text:span><text:span text:style-name="T23">a</text:span><text:span text:style-name="T24">i</text:span><text:span text:style-name="T22"> und Eigenzustände |</text:span><text:span text:style-name="T23">a</text:span><text:span text:style-name="T24">i</text:span><text:span text:style-name="T22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2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26">P</text:span><text:span text:style-name="T27">M</text:span><text:span text:style-name="T25"> projiziere auf den Unterraum </text:span><text:span text:style-name="T26">M</text:span><text:span text:style-name="T25"> ⊂ </text:span><text:span text:style-name="T26">H</text:span><text:span text:style-name="T25">. Welche Eigenwerte und Eigenzustände besitzt </text:span><text:span text:style-name="T26">P</text:span><text:span text:style-name="T27">M</text:span><text:span text:style-name="T2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er inverse Operator <text:span text:style-name="T1">A</text:span><text:span text:style-name="T28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geben sich Eigenwerte und Eigenzustände von <text:span text:style-name="T1">A</text:span><text:span text:style-name="T28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20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25">Das System befinde sich </text:span><text:span text:style-name="T30">vor</text:span><text:span text:style-name="T25"> der Messung der Observablen </text:span><text:span text:style-name="T26">A</text:span><text:span text:style-name="T25"> in irgendeinem Zustand |</text:span><text:span text:style-name="T26">ψ</text:span><text:span text:style-name="T25">&gt;. Was kann über den Systemzustand </text:span><text:span text:style-name="T30">nach</text:span><text:span text:style-name="T2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Unter welchen Voraussetzungen verschwindet die mittlere quadratische Schwankung Δ</text:span><text:span text:style-name="T31">A</text:span><text:span text:style-name="T32">ψ</text:span><text:span text:style-name="T29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7" draw:layer="layout" svg:width="25.199cm" svg:height="3.506cm" svg:x="1.4cm" svg:y="0.834cm" presentation:class="title" presentation:user-transformed="true">
          <draw:text-box>
            <text:p><text:span text:style-name="T22">Durch Messung von </text:span><text:span text:style-name="T23">A</text:span><text:span text:style-name="T22"> sei der Eigenzustand |</text:span><text:span text:style-name="T23">a</text:span><text:span text:style-name="T24">i</text:span><text:span text:style-name="T22">&gt; präpariert worden. Was kann über den Systemzustand ausgesagt werden, wenn anschließend die nicht mit </text:span><text:span text:style-name="T23">A</text:span><text:span text:style-name="T22"> kommutierende Observable </text:span><text:span text:style-name="T23">B</text:span><text:span text:style-name="T22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2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25">Erläutern Sie die beiden konzeptionell unterschiedlichen Typen der Mittelung, die für die Berechnung des Erwartungswertes einer Observablen </text:span><text:span text:style-name="T26">A</text:span><text:span text:style-name="T2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8" draw:layer="layout" svg:width="25.199cm" svg:height="3.555cm" svg:x="1.4cm" svg:y="0.812cm" presentation:class="title" presentation:user-transformed="true">
          <draw:text-box>
            <text:p><text:span text:style-name="T25">Die Dichtematrix </text:span><text:span text:style-name="T26">ρ</text:span><text:span text:style-name="T25"> werde in der VON-Eigenbasis {|</text:span><text:span text:style-name="T26">a</text:span><text:span text:style-name="T27">i</text:span><text:span text:style-name="T25">&gt;} der Observablen </text:span><text:span text:style-name="T26">A</text:span><text:span text:style-name="T2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|<text:span text:style-name="T33">φ</text:span>&gt; sei ein normierter, reiner Zustand. Was bedeutet &lt;<text:span text:style-name="T33">φ</text:span>|<text:span text:style-name="T1">ρ</text:span>|<text:span text:style-name="T33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arum muß der Zeitentwicklungsoperator </text:span><text:span text:style-name="T31">U</text:span><text:span text:style-name="T29">(</text:span><text:span text:style-name="T31">t</text:span><text:span text:style-name="T29">, </text:span><text:span text:style-name="T31">t</text:span><text:span text:style-name="T34">0</text:span><text:span text:style-name="T29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8" draw:layer="layout" svg:width="25.199cm" svg:height="3.506cm" svg:x="1.4cm" svg:y="0.836cm" presentation:class="title" presentation:user-transformed="true">
          <draw:text-box>
            <text:p><text:span text:style-name="T25">Was ist die Ursache dafür, daß mehrere, verschiedene </text:span><text:span text:style-name="T26">Bilder</text:span><text:span text:style-name="T2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20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20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7" draw:layer="layout" svg:width="25.199cm" svg:height="3.506cm" svg:x="1.4cm" svg:y="0.831cm" presentation:class="title" presentation:user-transformed="true">
          <draw:text-box>
            <text:p><text:span text:style-name="T22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das Matrixelement &lt;<text:span text:style-name="T1">q</text:span>| <text:s text:c="2"/><text:span text:style-name="T35">m</text:span> <text:s text:c="2"/><text:span text:style-name="T35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29">Wie lautet &lt;</text:span><text:span text:style-name="T31">q</text:span><text:span text:style-name="T29">| <text:s text:c="2"/></text:span><text:span text:style-name="T36">m</text:span><text:span text:style-name="T29"> <text:s text:c="2"/></text:span><text:span text:style-name="T36">n</text:span><text:span text:style-name="T29">|</text:span><text:span text:style-name="T31">ψ</text:span><text:span text:style-name="T29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18:20:09.043000000</dc:date>
    <meta:document-statistic meta:object-count="528"/>
  </office:meta>
</office:document-meta>
</file>